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4af07" officeooo:paragraph-rsid="0004af07"/>
    </style:style>
    <style:style style:name="P2" style:family="paragraph" style:parent-style-name="Text_20_body">
      <style:text-properties fo:language="es" fo:country="ES" officeooo:rsid="00066ab8" officeooo:paragraph-rsid="00066ab8"/>
    </style:style>
    <style:style style:name="P3" style:family="paragraph" style:parent-style-name="Title">
      <style:text-properties fo:language="es" fo:country="ES" officeooo:rsid="0004af07" officeooo:paragraph-rsid="0004af07"/>
    </style:style>
    <style:style style:name="T1" style:family="text">
      <style:text-properties officeooo:rsid="00066a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ión Redmine</text:p>
      <text:p text:style-name="P1"/>
      <text:p text:style-name="P1">- Hola, bienvenidos a este tutorial sobre Redmine seguramente os resulte familiar a una herramienta que ya habéis usado, Projetsii, esto se debe a que ésta última usa Redmine como base para trabajar.</text:p>
      <text:p text:style-name="P1">Esta es la pantalla principal, no tiene mucho actualmente, pero como ahora veremos, es bastante personalizable, pero primero, pasemos a otras ventanas.</text:p>
      <text:p text:style-name="P1">Esta es la ventana de mi página, en ella podremos ver todas las tareas que tenemos asignadas actualmente, al igual que todas las tareas que hemos completado, o reportado, a lo largo del tiempo. Ambas secciones son ampliables, lo que resultaría en esta ventana… y en esta.</text:p>
      <text:p text:style-name="P1">Bueno, de momento hemos visto información relativa a tareas, pero Redmine es una aplicación de gestión de proyectos, pasemos a ellos.</text:p>
      <text:p text:style-name="P1"/>
      <text:p text:style-name="P1">En esta ventana podremos ver todos los proyectos públicos listados en el sistema, y marcados con una estrella, los proyectos en los que seamos miembro. También podemos acceder a un resumen de la actividad que hayamos realizado en todos los proyectos con esta cuenta <text:span text:style-name="T1">al igual que un enlace a las tareas que nos estén asignadas.</text:span></text:p>
      <text:p text:style-name="P1"/>
      <text:p text:style-name="P2">Accedamos a un proyecto: Una vez seleccionado, tendremos acceso a diversas vistas relativas a este, siendo la vista actual la visión de conjunto del proyect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8:40:20.388007959</meta:creation-date>
    <dc:date>2016-12-02T11:05:48.167077656</dc:date>
    <meta:editing-duration>PT2H3M57S</meta:editing-duration>
    <meta:editing-cycles>1</meta:editing-cycles>
    <meta:document-statistic meta:table-count="0" meta:image-count="0" meta:object-count="0" meta:page-count="1" meta:paragraph-count="7" meta:word-count="206" meta:character-count="1250" meta:non-whitespace-character-count="1051"/>
    <meta:generator>LibreOffice/5.1.4.2$Linux_X86_64 LibreOffice_project/10m0$Build-2</meta:generator>
  </office:meta>
</office:document-meta>
</file>